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9cm" fo:min-width="5.8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052cm" fo:min-width="0.6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893cm" fo:min-width="4.9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37cm" fo:min-width="2.37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179cm" fo:min-width="2.29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6.35cm" svg:height="2.54cm" svg:x="7.558cm" svg:y="2.397cm">
            <text:p text:style-name="P1">Driv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3cm" svg:height="3.302cm" svg:x="8.193cm" svg:y="4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3cm" svg:height="3.302cm" svg:x="10.225cm" svg:y="4.93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143cm" svg:height="3.302cm" svg:x="12.257cm" svg:y="4.93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3.211cm" svg:height="0.962cm" draw:transform="rotate (1.5707963267949) translate (8.32cm 8.239cm)">
            <draw:text-box>
              <text:p>Rx queue</text:p>
            </draw:text-box>
          </draw:frame>
          <draw:frame draw:style-name="gr3" draw:text-style-name="P3" draw:layer="layout" svg:width="3.211cm" svg:height="0.962cm" draw:transform="rotate (1.5707963267949) translate (10.279cm 8.239cm)">
            <draw:text-box>
              <text:p>Rx queue</text:p>
            </draw:text-box>
          </draw:frame>
          <draw:frame draw:style-name="gr3" draw:text-style-name="P3" draw:layer="layout" svg:width="3.211cm" svg:height="0.962cm" draw:transform="rotate (1.5707963267949) translate (12.357cm 8.248cm)">
            <draw:text-box>
              <text:p>Rx queue</text:p>
            </draw:text-box>
          </draw:frame>
        </draw:g>
        <draw:custom-shape draw:style-name="gr4" draw:text-style-name="P2" draw:layer="layout" svg:width="7.747cm" svg:height="4.445cm" svg:x="7.042cm" svg:y="19.288cm">
          <text:p text:style-name="P1">Business-logic</text:p>
          <text:p text:style-name="P1">XDP progr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8.747cm" svg:y1="8.239cm" svg:x2="5.826cm" svg:y2="10.906cm">
          <text:p/>
        </draw:line>
        <draw:line draw:style-name="gr5" draw:text-style-name="P4" draw:layer="layout" svg:x1="12.811cm" svg:y1="8.239cm" svg:x2="15.986cm" svg:y2="11.16cm">
          <text:p/>
        </draw:line>
        <draw:line draw:style-name="gr5" draw:text-style-name="P4" draw:layer="layout" svg:x1="8.493cm" svg:y1="14.208cm" svg:x2="10.779cm" svg:y2="19.415cm">
          <text:p/>
        </draw:line>
        <draw:line draw:style-name="gr5" draw:text-style-name="P4" draw:layer="layout" svg:x1="16.113cm" svg:y1="15.732cm" svg:x2="13.573cm" svg:y2="20.05cm">
          <text:p/>
        </draw:line>
        <draw:g>
          <draw:g>
            <draw:custom-shape draw:style-name="gr6" draw:text-style-name="P2" draw:layer="layout" svg:width="4.064cm" svg:height="2.667cm" svg:x="14.041cm" svg:y="11.033cm">
              <text:p text:style-name="P1">Shim XD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2" draw:layer="layout" svg:width="2.794cm" svg:height="3.429cm" svg:x="16.111cm" svg:y="12.811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4" draw:layer="layout" svg:x1="16.111cm" svg:y1="13.827cm" svg:x2="18.905cm" svg:y2="13.827cm">
              <text:p/>
            </draw:line>
            <draw:line draw:style-name="gr8" draw:text-style-name="P4" draw:layer="layout" svg:x1="16.111cm" svg:y1="15.097cm" svg:x2="18.905cm" svg:y2="15.097cm">
              <text:p/>
            </draw:line>
            <draw:frame draw:style-name="gr3" draw:text-style-name="P3" draw:layer="layout" svg:width="3.728cm" svg:height="0.962cm" svg:x="12.472cm" svg:y="14.335cm">
              <draw:text-box>
                <text:p>Jump Table</text:p>
              </draw:text-box>
            </draw:frame>
          </draw:g>
          <draw:frame draw:style-name="gr9" draw:text-style-name="P3" draw:layer="layout" svg:width="1.912cm" svg:height="0.962cm" svg:x="16.614cm" svg:y="15.151cm">
            <draw:text-box>
              <text:p>bpf 9</text:p>
            </draw:text-box>
          </draw:frame>
          <draw:frame draw:style-name="gr9" draw:text-style-name="P3" draw:layer="layout" svg:width="1.912cm" svg:height="0.962cm" svg:x="16.614cm" svg:y="14.008cm">
            <draw:text-box>
              <text:p>bpf 3</text:p>
            </draw:text-box>
          </draw:frame>
          <draw:frame draw:style-name="gr9" draw:text-style-name="P3" draw:layer="layout" svg:width="1.912cm" svg:height="0.962cm" svg:x="16.494cm" svg:y="12.738cm">
            <draw:text-box>
              <text:p>bpf 8</text:p>
            </draw:text-box>
          </draw:frame>
        </draw:g>
        <draw:g>
          <draw:custom-shape draw:style-name="gr6" draw:text-style-name="P2" draw:layer="layout" svg:width="4.064cm" svg:height="2.667cm" svg:x="3.667cm" svg:y="10.779cm">
            <text:p text:style-name="P1">Shim XD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2.794cm" svg:height="3.429cm" svg:x="5.737cm" svg:y="12.55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5.737cm" svg:y1="13.573cm" svg:x2="8.531cm" svg:y2="13.573cm">
            <text:p/>
          </draw:line>
          <draw:line draw:style-name="gr8" draw:text-style-name="P4" draw:layer="layout" svg:x1="5.737cm" svg:y1="14.843cm" svg:x2="8.531cm" svg:y2="14.843cm">
            <text:p/>
          </draw:line>
          <draw:frame draw:style-name="gr3" draw:text-style-name="P3" draw:layer="layout" svg:width="3.728cm" svg:height="0.962cm" svg:x="1.635cm" svg:y="14.081cm">
            <draw:text-box>
              <text:p>Jump Table</text:p>
            </draw:text-box>
          </draw:frame>
          <draw:frame draw:style-name="gr3" draw:text-style-name="P3" draw:layer="layout" svg:width="1.912cm" svg:height="0.962cm" svg:x="6.234cm" svg:y="12.584cm">
            <draw:text-box>
              <text:p>bpf 1</text:p>
            </draw:text-box>
          </draw:frame>
          <draw:frame draw:style-name="gr9" draw:text-style-name="P3" draw:layer="layout" svg:width="1.912cm" svg:height="0.962cm" svg:x="6.207cm" svg:y="13.754cm">
            <draw:text-box>
              <text:p>bpf 9</text:p>
            </draw:text-box>
          </draw:frame>
          <draw:frame draw:style-name="gr9" draw:text-style-name="P3" draw:layer="layout" svg:width="1.912cm" svg:height="0.962cm" svg:x="6.207cm" svg:y="14.97cm">
            <draw:text-box>
              <text:p>bpf 7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2T21:02:53.766451470</meta:creation-date>
    <dc:date>2017-10-22T21:20:45.352035813</dc:date>
    <meta:editing-duration>PT17M49S</meta:editing-duration>
    <meta:editing-cycles>5</meta:editing-cycles>
    <meta:generator>LibreOffice/5.2.7.2$Linux_X86_64 LibreOffice_project/20m0$Build-2</meta:generator>
    <meta:document-statistic meta:object-count="32"/>
  </office:meta>
</office:document-meta>
</file>